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1.4783in"/>
    </style:style>
    <style:style style:name="co14" style:family="table-column">
      <style:table-column-properties fo:break-before="auto" style:column-width="6.9429in"/>
    </style:style>
    <style:style style:name="co15" style:family="table-column">
      <style:table-column-properties fo:break-before="auto" style:column-width="1.8555in"/>
    </style:style>
    <style:style style:name="co16" style:family="table-column">
      <style:table-column-properties fo:break-before="auto" style:column-width="1.7028in"/>
    </style:style>
    <style:style style:name="co17" style:family="table-column">
      <style:table-column-properties fo:break-before="auto" style:column-width="1.5736in"/>
    </style:style>
    <style:style style:name="co18" style:family="table-column">
      <style:table-column-properties fo:break-before="auto" style:column-width="1.089in"/>
    </style:style>
    <style:style style:name="co19" style:family="table-column">
      <style:table-column-properties fo:break-before="auto" style:column-width="1.7291in"/>
    </style:style>
    <style:style style:name="co20" style:family="table-column">
      <style:table-column-properties fo:break-before="auto" style:column-width="1.3138in"/>
    </style:style>
    <style:style style:name="co21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 style:vertical-align="top"/>
    </style:style>
    <style:style style:name="ce62" style:family="table-cell" style:parent-style-name="Default">
      <style:table-cell-properties fo:background-color="#b4c7dc"/>
    </style:style>
    <style:style style:name="ce27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aa95"/>
    </style:style>
    <style:style style:name="ce64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8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fo:background-color="transparent" fo:wrap-option="wrap" style:vertical-align="top"/>
    </style:style>
    <style:style style:name="ce81" style:family="table-cell" style:parent-style-name="Default">
      <style:table-cell-properties fo:wrap-option="wrap" style:vertical-align="top"/>
    </style:style>
    <style:style style:name="ce112" style:family="table-cell" style:parent-style-name="Default" style:data-style-name="N100">
      <style:table-cell-properties fo:background-color="transparent"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9"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dritch Bolt</text:p>
          </table:table-cell>
          <table:table-cell table:style-name="ce14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Sigil</text:p>
          </table:table-cell>
          <table:table-cell table:style-name="ce14" office:value-type="string" calcext:value-type="string">
            <text:p>Basic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Lowest HP</text:p>
          </table:table-cell>
          <table:table-cell office:value-type="float" office:value="3" calcext:value-type="float">
            <text:p>3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zen Lance</text:p>
          </table:table-cell>
          <table:table-cell table:style-name="ce14"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number-columns-repeated="2"/>
          <table:table-cell table:style-name="ce14" office:value-type="string" calcext:value-type="string">
            <text:p>Hits left most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ightning Bolt</text:p>
          </table:table-cell>
          <table:table-cell table:style-name="ce14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number-columns-repeated="2"/>
          <table:table-cell table:style-name="ce29" office:value-type="string" calcext:value-type="string">
            <text:p>Hits highest hp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ead Ball</text:p>
          </table:table-cell>
          <table:table-cell table:style-name="ce14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s 3 extra damage per debuff on the enemy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Fist</text:p>
          </table:table-cell>
          <table:table-cell table:style-name="ce14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Default" office:value-type="string" calcext:value-type="string">
            <text:p>+3 damage per card discarded this turn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 A</text:p>
          </table:table-cell>
          <table:table-cell table:number-columns-repeated="3"/>
          <table:table-cell office:value-type="string" calcext:value-type="string">
            <text:p>3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/>
          <table:table-cell table:style-name="ce29" office:value-type="string" calcext:value-type="string">
            <text:p>2 Weak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onic Agony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 A</text:p>
          </table:table-cell>
          <table:table-cell table:number-columns-repeated="2"/>
          <table:table-cell table:style-name="ce29"/>
          <table:table-cell office:value-type="string" calcext:value-type="string">
            <text:p>3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Zap</text:p>
          </table:table-cell>
          <table:table-cell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, 0</text:p>
          </table:table-cell>
          <table:table-cell/>
          <table:table-cell table:style-name="ce62" office:value-type="string" calcext:value-type="string">
            <text:p>Defect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2(3) Jin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ong Note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string" calcext:value-type="string">
            <text:p>4 ring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Vuln all</text:p>
          </table:table-cell>
          <table:table-cell office:value-type="string" calcext:value-type="string">
            <text:p>1 vuln</text:p>
          </table:table-cell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+4 block if hand is empty</text:p>
          </table:table-cell>
          <table:table-cell office:value-type="string" calcext:value-type="string">
            <text:p>2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 1</text:p>
          </table:table-cell>
          <table:table-cell/>
          <table:table-cell table:style-name="ce62"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 cycle button, exhaust</text:p>
          </table:table-cell>
          <table:table-cell office:value-type="string" calcext:value-type="string">
            <text:p>2 cycle butt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5" office:value-type="string" calcext:value-type="string">
            <text:p>2 Jinx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29" office:value-type="string" calcext:value-type="string">
            <text:p>Apply 2 weak, 2 vuln, and 5 Poison</text:p>
          </table:table-cell>
          <table:table-cell office:value-type="string" calcext:value-type="string">
            <text:p>1, 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Elephant</text:p>
          </table:table-cell>
          <table:table-cell table:style-name="ce14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 A</text:p>
          </table:table-cell>
          <table:table-cell table:number-columns-repeated="2"/>
          <table:table-cell table:style-name="ce29" office:value-type="string" calcext:value-type="string">
            <text:p>Take 3 damage. <text:s/>Exhaust.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office:value-type="string" calcext:value-type="string">
            <text:p>7 A</text:p>
          </table:table-cell>
          <table:table-cell table:style-name="ce35"/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number-columns-repeated="2"/>
          <table:table-cell table:style-name="ce55" office:value-type="string" calcext:value-type="string">
            <text:p>2 corrosion</text:p>
          </table:table-cell>
          <table:table-cell table:style-name="ce29"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9" office:value-type="string" calcext:value-type="string">
            <text:p>+2 damage per stack of vulnerable</text:p>
          </table:table-cell>
          <table:table-cell office:value-type="string" calcext:value-type="string">
            <text:p>2, 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athly Cold</text:p>
          </table:table-cell>
          <table:table-cell table:style-name="ce14"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office:value-type="string" calcext:value-type="string">
            <text:p>1 tmp str down</text:p>
          </table:table-cell>
          <table:table-cell office:value-type="string" calcext:value-type="string">
            <text:p>0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9" office:value-type="string" calcext:value-type="string">
            <text:p>Exhaust a card. <text:s/>If it is a curse, deal damage 2 extra time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tic Shock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Startup: <text:s/>Shuffle 2 copies into your draw pil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loo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 (Acid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  <table:table-cell table:style-name="ce29" office:value-type="string" calcext:value-type="string">
            <text:p>Lowest HP. <text:s/>Lose 1 H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/>
          <table:table-cell table:style-name="ce29" office:value-type="string" calcext:value-type="string">
            <text:p><text:span text:style-name="T1">Dark, Ice.  </text:span>Highest HP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plit Resonanc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string" calcext:value-type="string">
            <text:p>2x3</text:p>
          </table:table-cell>
          <table:table-cell table:number-columns-repeated="2"/>
          <table:table-cell table:style-name="ce57"/>
          <table:table-cell table:style-name="ce73" office:value-type="string" calcext:value-type="string">
            <text:p>3x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Amplif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Discard a card at start of turn. <text:s/>Your resonance gains 6(8) damage.</text:p>
          </table:table-cell>
          <table:table-cell table:style-name="ce29"/>
          <table:table-cell table:style-name="ce62" office:value-type="string" calcext:value-type="string">
            <text:p>Defect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Bee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2(3) Orb slots. Activate: Spend [E] to channel a Swarm of Bees. <text:s/>Bees do 2 damage per hit.</text:p>
          </table:table-cell>
          <table:table-cell table:style-name="ce29"/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office:value-type="string" calcext:value-type="string">
            <text:p>1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hapeshift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 str +2 dex</text:p>
          </table:table-cell>
          <table:table-cell table:style-name="ce84"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solve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Whenever you discard a status, exhaust it and draw a card</text:p>
          </table:table-cell>
          <table:table-cell table:style-name="ce84" office:value-type="string" calcext:value-type="string">
            <text:p>innat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lentlessness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 table:style-name="ce84" office:value-type="string" calcext:value-type="string">
            <text:p>0 cost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Ominous Ritua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Corrosion on enemies does not drop below 4(6). <text:s/>Exhau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9" office:value-type="string" calcext:value-type="string">
            <text:p>Retain your hand for 2 turns. <text:s/>Exhaust.</text:p>
          </table:table-cell>
          <table:table-cell office:value-type="string" calcext:value-type="string">
            <text:p>3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ad Vibes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3(4) Jinx</text:p>
          </table:table-cell>
          <table:table-cell table:style-name="ce84"/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ergiz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1(2) strength</text:p>
          </table:table-cell>
          <table:table-cell table:style-name="ce84"/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arget Weakness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/>
          <table:table-cell table:style-name="ce57" office:value-type="string" calcext:value-type="string">
            <text:p>For 2(3) turns, enemy takes +50% damage if they have weak. <text:s/>Exhaust</text:p>
          </table:table-cell>
          <table:table-cell table:style-name="ce84"/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hill Wind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&amp;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56" office:value-type="string" calcext:value-type="string">
            <text:p>1 Weak</text:p>
          </table:table-cell>
          <table:table-cell table:style-name="ce70" office:value-type="string" calcext:value-type="string">
            <text:p>1 weak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LL cards gain each others elements (in hand)</text:p>
          </table:table-cell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 Vuln, 5 Jinx.</text:p>
          </table:table-cell>
          <table:table-cell office:value-type="string" calcext:value-type="string">
            <text:p>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 tmp str down and 3 corrosion. <text:s/>Exha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oxic Spell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5" office:value-type="string" calcext:value-type="string">
            <text:p>For the rest of your turn, your attacks apply 2(3) corrosion.</text:p>
          </table:table-cell>
          <table:table-cell/>
          <table:table-cell table:style-name="ce52" office:value-type="string" calcext:value-type="string">
            <text:p>Was Cha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Jettis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2"/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Retain. <text:s/>Discard your hand. <text:s/>Gain 3 Block for each card discarded</text:p>
          </table:table-cell>
          <table:table-cell table:style-name="ce58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14" office:value-type="string" calcext:value-type="string">
            <text:p>Infused Sigil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/Sigi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4"/>
          <table:table-cell table:style-name="ce29" office:value-type="string" calcext:value-type="string">
            <text:p>ALL attacks in your hand gain a random element. {Exhaust}</text:p>
          </table:table-cell>
          <table:table-cell table:style-name="ce58"/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14" office:value-type="string" calcext:value-type="string">
            <text:p>Flashba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Next turn +1 draw +1 [E]</text:p>
          </table:table-cell>
          <table:table-cell office:value-type="string" calcext:value-type="string">
            <text:p>2 dr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Hexed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29"/>
          <table:table-cell table:number-columns-repeated="3"/>
          <table:table-cell table:style-name="ce44" office:value-type="string" calcext:value-type="string">
            <text:p>3 Jinx ALL enemies</text:p>
          </table:table-cell>
          <table:table-cell table:style-name="ce35" office:value-type="string" calcext:value-type="string">
            <text:p>1</text:p>
          </table:table-cell>
          <table:table-cell/>
          <table:table-cell table:style-name="ce39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 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orm</text:p>
          </table:table-cell>
          <table:table-cell table:style-name="ce14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ains benefit from charge 4(6)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dow Whip</text:p>
          </table:table-cell>
          <table:table-cell table:style-name="ce14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chanted Dagger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1" office:value-type="string" calcext:value-type="string">
            <text:p>12</text:p>
          </table:table-cell>
          <table:table-cell table:style-name="ce70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rr Zerk</text:p>
          </table:table-cell>
          <table:table-cell table:style-name="ce27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31" office:value-type="string" calcext:value-type="string">
            <text:p>9x X</text:p>
          </table:table-cell>
          <table:table-cell table:style-name="ce70" table:number-columns-repeated="2"/>
          <table:table-cell table:style-name="ce57" office:value-type="string" calcext:value-type="string">
            <text:p>Exhaust</text:p>
          </table:table-cell>
          <table:table-cell table:style-name="ce42" office:value-type="float" office:value="3" calcext:value-type="float">
            <text:p>3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eshy Sigil</text:p>
          </table:table-cell>
          <table:table-cell office:value-type="string" calcext:value-type="string">
            <text:p>Rare</text:p>
          </table:table-cell>
          <table:table-cell table:style-name="ce59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office:value-type="string" calcext:value-type="string">
            <text:p>Random enemy. <text:s/>Add a copy into your hand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Default" table:number-columns-repeated="4"/>
          <table:table-cell table:style-name="ce55" office:value-type="string" calcext:value-type="string">
            <text:p>Apply 4 Corrosion whenever you discard a sigil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Once per turn, you may spend 1 energy to draw 3 cards (clicky)</text:p>
          </table:table-cell>
          <table:table-cell table:style-name="ce29" office:value-type="string" calcext:value-type="string">
            <text:p>innate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oustic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sonant cards are now AoE</text:p>
          </table:table-cell>
          <table:table-cell table:style-name="ce86" office:value-type="string" calcext:value-type="string">
            <text:p>1 cost</text:p>
          </table:table-cell>
          <table:table-cell table:style-name="ce70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ld Blooded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70" office:value-type="string" calcext:value-type="string">
            <text:p>Gain 2 block whenever you apply a debuff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Golem Form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98" office:value-type="string" calcext:value-type="string">
            <text:p>5 Metallicize. <text:s/>3 strength. <text:s/>2 artifact. <text:s/>Remove all debuffs</text:p>
          </table:table-cell>
          <table:table-cell table:style-name="ce70" office:value-type="string" calcext:value-type="string">
            <text:p>2, 1, 1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nvert</text:p>
          </table:table-cell>
          <table:table-cell table:style-name="ce36" office:value-type="string" calcext:value-type="string">
            <text:p>Rar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Default"/>
          <table:table-cell table:style-name="ce70" table:number-columns-repeated="3"/>
          <table:table-cell table:style-name="ce89" office:value-type="string" calcext:value-type="string">
            <text:p>Choose a card. <text:s/>Add it to your resonance. <text:s/>Exhaust.</text:p>
          </table:table-cell>
          <table:table-cell table:style-name="ce70" office:value-type="string" calcext:value-type="string">
            <text:p>No exhaust</text:p>
          </table:table-cell>
          <table:table-cell table:style-name="ce108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rget enters Wrath stance. <text:s/>Retain.</text:p>
          </table:table-cell>
          <table:table-cell office:value-type="string" calcext:value-type="string">
            <text:p>0 cost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e Bell To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4" office:value-type="string" calcext:value-type="string">
            <text:p>Enemy takes 7(10) damage at the start of its turn, then increase that amount by 7(10). <text:s/>Exhaust.</text:p>
          </table:table-cell>
          <table:table-cell table:style-name="ce29" office:value-type="string" calcext:value-type="string">
            <text:p>3,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4" office:value-type="string" calcext:value-type="string">
            <text:p>Gain 3 energy. <text:s/>Lose 1 HP for each card you play this turn. <text:s/>Exhaust.</text:p>
          </table:table-cell>
          <table:table-cell office:value-type="string" calcext:value-type="string">
            <text:p>4 energy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29" office:value-type="string" calcext:value-type="string">
            <text:p>ALL enemies loses 3 HP for each debuff they have (like barrag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2 corrosion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 str down, exhaust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6 Poison, exhaust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office:value-type="string" calcext:value-type="string">
            <text:p>0 cost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 str down. <text:s/>Exhaust.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ow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 rare cards. <text:s/>Exhaust</text:p>
          </table:table-cell>
          <table:table-cell office:value-type="string" calcext:value-type="string">
            <text:p>1 of 4</text:p>
          </table:table-cell>
          <table:table-cell office:value-type="string" calcext:value-type="string">
            <text:p>Neow</text:p>
          </table:table-cell>
          <table:table-cell table:style-name="ce62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Deafening Chimes</text:p>
          </table:table-cell>
          <table:table-cell table:style-name="ce27" office:value-type="string" calcext:value-type="string">
            <text:p>Unique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6"/>
          <table:table-cell table:style-name="ce70" office:value-type="string" calcext:value-type="string">
            <text:p>1, 4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under</text:p>
          </table:table-cell>
          <table:table-cell table:style-name="ce14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ustained Summon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/>
          <table:table-cell table:style-name="ce83" office:value-type="string" calcext:value-type="string">
            <text:p>12(4) damage pandas. <text:s/>Gain at start, shoot at end</text:p>
          </table:table-cell>
          <table:table-cell table:style-name="ce70"/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Wrath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Curse</text:p>
          </table:table-cell>
          <table:table-cell table:style-name="ce70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29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ion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5"/>
          <table:table-cell table:number-columns-repeated="2"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t</text:p>
          </table:table-cell>
          <table:table-cell table:style-name="ce14" office:value-type="string" calcext:value-type="string">
            <text:p>Other</text:p>
          </table:table-cell>
          <table:table-cell table:style-name="ce14"/>
          <table:table-cell table:style-name="ce29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2" table:formula="of:=SUMIF([.D9:.D28];[.D109];[.M9:.M28])" office:value-type="float" office:value="5" calcext:value-type="float">
            <text:p>5</text:p>
          </table:table-cell>
          <table:table-cell table:style-name="ce24" table:formula="of:=SUMIF([.D31:.D64];[.D109];[.M31:.M64])" office:value-type="float" office:value="6" calcext:value-type="float">
            <text:p>6</text:p>
          </table:table-cell>
          <table:table-cell table:style-name="ce23" table:formula="of:=SUMIF([.D67:.D84];[.D109];[.M67:.M84])" office:value-type="float" office:value="2" calcext:value-type="float">
            <text:p>2</text:p>
          </table:table-cell>
          <table:table-cell table:style-name="ce23"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22" table:formula="of:=SUMIF([.D9:.D28];[.D110];[.M9:.M28])" office:value-type="float" office:value="11" calcext:value-type="float">
            <text:p>11</text:p>
          </table:table-cell>
          <table:table-cell table:style-name="ce23" table:formula="of:=SUMIF([.D31:.D64];[.D110];[.M31:.M64])" office:value-type="float" office:value="18" calcext:value-type="float">
            <text:p>18</text:p>
          </table:table-cell>
          <table:table-cell table:style-name="ce23" table:formula="of:=SUMIF([.D67:.D84];[.D110];[.M67:.M84])" office:value-type="float" office:value="5" calcext:value-type="float">
            <text:p>5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7" table:formula="of:=SUMIF([.D9:.D28];[.D111];[.M9:.M28])" office:value-type="float" office:value="2" calcext:value-type="float">
            <text:p>2</text:p>
          </table:table-cell>
          <table:table-cell table:style-name="ce43" table:formula="of:=SUMIF([.D31:.D64];[.D111];[.M31:.M64])" office:value-type="float" office:value="5" calcext:value-type="float">
            <text:p>5</text:p>
          </table:table-cell>
          <table:table-cell table:style-name="ce23" table:formula="of:=SUMIF([.D67:.D84];[.D111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22" table:formula="of:=SUMIF([.D9:.D28];[.D112];[.M9:.M28])" office:value-type="float" office:value="0" calcext:value-type="float">
            <text:p>0</text:p>
          </table:table-cell>
          <table:table-cell table:style-name="ce24" table:formula="of:=SUMIF([.D31:.D64];[.D112];[.M31:.M64])" office:value-type="float" office:value="0" calcext:value-type="float">
            <text:p>0</text:p>
          </table:table-cell>
          <table:table-cell table:style-name="ce23" table:formula="of:=SUMIF([.D67:.D84];[.D112];[.M68:.M85])" office:value-type="float" office:value="4" calcext:value-type="float">
            <text:p>4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22" table:formula="of:=SUMIF([.D9:.D28];[.D113];[.M10:.M29])" office:value-type="float" office:value="0" calcext:value-type="float">
            <text:p>0</text:p>
          </table:table-cell>
          <table:table-cell table:style-name="ce24" table:formula="of:=SUMIF([.D31:.D64];[.D113];[.M31:.M64])" office:value-type="float" office:value="0" calcext:value-type="float">
            <text:p>0</text:p>
          </table:table-cell>
          <table:table-cell table:style-name="ce23" table:formula="of:=SUMIF([.D68:.D84];[.D113];[.M69:.M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U</text:p>
          </table:table-cell>
          <table:table-cell table:style-name="ce23" table:formula="of:=SUMIF([.D9:.D28];[.D114];[.M9:.M28])" office:value-type="float" office:value="2" calcext:value-type="float">
            <text:p>2</text:p>
          </table:table-cell>
          <table:table-cell table:style-name="ce23" table:formula="of:=SUMIF([.D31:.D64];[.D114];[.M31:.M64])" office:value-type="float" office:value="5" calcext:value-type="float">
            <text:p>5</text:p>
          </table:table-cell>
          <table:table-cell table:style-name="ce23" table:formula="of:=SUMIF([.D67:.D84];[.D114];[.M70:.M87])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X</text:p>
          </table:table-cell>
          <table:table-cell table:style-name="ce23" table:formula="of:=SUMIF([.D9:.D28];[.D115];[.M9:.M28])" office:value-type="float" office:value="0" calcext:value-type="float">
            <text:p>0</text:p>
          </table:table-cell>
          <table:table-cell table:style-name="ce23" table:formula="of:=SUMIF([.D31:.D64];[.D115];[.M31:.M64])" office:value-type="float" office:value="0" calcext:value-type="float">
            <text:p>0</text:p>
          </table:table-cell>
          <table:table-cell table:style-name="ce23" table:formula="of:=SUMIF([.D67:.D84];[.D115];[.M70:.M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Total</text:p>
          </table:table-cell>
          <table:table-cell table:style-name="ce23" table:formula="of:=SUM([.E109:.E115])" office:value-type="float" office:value="20" calcext:value-type="float">
            <text:p>20</text:p>
          </table:table-cell>
          <table:table-cell table:style-name="ce23" table:formula="of:=SUM([.F109:.F115])" office:value-type="float" office:value="34" calcext:value-type="float">
            <text:p>34</text:p>
          </table:table-cell>
          <table:table-cell table:style-name="ce23" table:formula="of:=SUM([.G109:.G115])" office:value-type="float" office:value="17" calcext:value-type="float">
            <text:p>17</text:p>
          </table:table-cell>
          <table:table-cell table:style-name="ce23" table:formula="of:=SUM([.E116:.G116])" office:value-type="float" office:value="71" calcext:value-type="float">
            <text:p>71</text:p>
          </table:table-cell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style-name="ce57"/>
          <table:table-cell table:number-columns-repeated="5"/>
          <table:table-cell table:style-name="ce29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number-columns-repeated="6"/>
          <table:table-cell table:style-name="ce29" table:number-columns-repeated="4"/>
          <table:table-cell table:style-name="ce14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 table:number-rows-repeated="10484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5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tered Cloak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87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64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If you end your turn with an empty hand, gain 5 block</text:p>
          </table:table-cell>
          <table:table-cell table:style-name="ce87" office:value-type="string" calcext:value-type="string">
            <text:p>Fisher relic</text:p>
          </table:table-cell>
          <table:table-cell table:style-name="ce14"/>
        </table:table-row>
        <table:table-row table:style-name="ro1">
          <table:table-cell table:style-name="ce29"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Every time you play 3 attacks, gain 2 extra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ing Fork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Every time you play a resonant card, add 1 damage to your resonance</text:p>
          </table:table-cell>
          <table:table-cell table:style-name="ce87" office:value-type="string" calcext:value-type="string">
            <text:p>Bard lute thing</text:p>
          </table:table-cell>
          <table:table-cell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scry 4. <text:s/>Trigger any sigils discarded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Dark cards deal +100% damage and exhaust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rostbite no longer decays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Start combat with 3 charge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estiary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orce does double damage against vulnerable targets, instead of 50%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4" office:value-type="string" calcext:value-type="string">
            <text:p>Once per combat, turn block into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Gong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Resonant cards are free. <text:s/>-20% Max H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at Charm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Whenever you discard a card, apply 1 Jinx to ALL enemies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Gain 2 clumsy. <text:s/>At the start of combat gain 3 metallicize per curse in your deck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, UI</text:p>
          </table:table-cell>
          <table:table-cell table:style-name="ce14" office:value-type="string" calcext:value-type="string">
            <text:p>Once per combat draw 2 cards and gain 8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4"/>
          <table:table-cell/>
        </table:table-row>
        <table:table-row table:style-name="ro1">
          <table:table-cell table:style-name="ce64" office:value-type="string" calcext:value-type="string">
            <text:p>Necrototem</text:p>
          </table:table-cell>
          <table:table-cell table:style-name="ce64"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4" office:value-type="string" calcext:value-type="string">
            <text:p>Spawn: <text:s/>If 2+ curses</text:p>
          </table:table-cell>
          <table:table-cell table:style-name="ce64" office:value-type="string" calcext:value-type="string">
            <text:p>Currently ring of whispers</text:p>
          </table:table-cell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4"/>
          <table:table-cell/>
        </table:table-row>
        <table:table-row table:style-name="ro1">
          <table:table-cell table:style-name="ce64" office:value-type="string" calcext:value-type="string">
            <text:p>Void Bracelet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When you end your turn with no cards, gain 1 str and 1 dex</text:p>
          </table:table-cell>
          <table:table-cell table:style-name="ce64" office:value-type="string" calcext:value-type="string">
            <text:p>Vacant Goblet</text:p>
          </table:table-cell>
          <table:table-cell table:style-name="ce1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4"/>
          <table:table-cell/>
        </table:table-row>
        <table:table-row table:style-name="ro1" table:number-rows-repeated="5">
          <table:table-cell table:number-columns-repeated="3"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9"/>
          <table:table-cell/>
        </table:table-row>
      </table:table>
      <table:table table:name="Potions" table:style-name="ta1">
        <table:table-column table:style-name="co16" table:default-cell-style-name="ce14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3 temp hp on hit</text:p>
          </table:table-cell>
          <table:table-cell table:number-columns-repeated="3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phoning Potion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9" table:default-cell-style-name="ce14"/>
        <table:table-column table:style-name="co3" table:default-cell-style-name="Default"/>
        <table:table-column table:style-name="co3" table:number-columns-repeated="4" table:default-cell-style-name="ce36"/>
        <table:table-column table:style-name="co3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4" office:value-type="string" calcext:value-type="string">
            <text:p>Purify Relic</text:p>
          </table:table-cell>
          <table:table-cell table:style-name="ce80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80"/>
          <table:table-cell table:style-name="ce80" office:value-type="string" calcext:value-type="string">
            <text:p>Purify Self</text:p>
          </table:table-cell>
          <table:table-cell table:style-name="ce80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80"/>
          <table:table-cell table:style-name="ce14" office:value-type="string" calcext:value-type="string">
            <text:p>Act 1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80"/>
          <table:table-cell table:style-name="ce80"/>
          <table:covered-table-cell table:number-columns-repeated="4" table:style-name="ce80"/>
          <table:table-cell table:style-name="ce14" table:number-columns-repeated="2"/>
        </table:table-row>
        <table:table-row table:style-name="ro1">
          <table:table-cell table:number-columns-repeated="2"/>
          <table:covered-table-cell table:number-columns-repeated="4" table:style-name="ce81"/>
          <table:table-cell table:style-name="ce81"/>
          <table:covered-table-cell table:number-columns-repeated="4" table:style-name="ce81"/>
          <table:table-cell/>
          <table:table-cell table:style-name="ce14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27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27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4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112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4" office:value-type="string" calcext:value-type="string">
            <text:p>Buy essence</text:p>
          </table:table-cell>
          <table:table-cell table:style-name="ce108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108"/>
          <table:table-cell table:style-name="ce108" office:value-type="string" calcext:value-type="string">
            <text:p>Enchant Sigil</text:p>
          </table:table-cell>
          <table:table-cell table:style-name="ce98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108"/>
          <table:covered-table-cell table:style-name="ce14"/>
          <table:table-cell table:style-name="ce14" office:value-type="string" calcext:value-type="string">
            <text:p>Act 2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108"/>
          <table:covered-table-cell table:style-name="ce14"/>
          <table:table-cell table:style-name="ce14" table:number-columns-repeated="2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98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70"/>
          <table:table-cell table:style-name="ce70" table:number-columns-repeated="4"/>
          <table:table-cell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J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22:19:25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1-01T01:14:44.443000000</dc:date>
    <meta:editing-duration>P29DT21H58M55S</meta:editing-duration>
    <meta:editing-cycles>9071</meta:editing-cycles>
    <meta:document-statistic meta:table-count="4" meta:cell-count="937" meta:object-count="0"/>
  </office:meta>
</office:document-meta>
</file>